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20.2cm"/>
    </style:style>
    <style:style style:name="pr4" style:family="presentation" style:parent-style-name="Padrão-subtitle">
      <style:graphic-properties draw:fill-color="#ffffff" fo:min-height="19.563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6.4cm" svg:height="19.363cm" svg:x="0.8cm" svg:y="0.837cm" presentation:class="subtitle" presentation:user-transformed="true">
          <draw:text-box>
            <text:p text:style-name="P1"><text:span text:style-name="T1">Isaías 51.2</text:span></text:p>
            <text:p text:style-name="P1"><text:span text:style-name="T2">Sarah Far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6.4cm" svg:height="22.569cm" svg:x="0.8cm" svg:y="-0.766cm" presentation:class="subtitl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Abraão estava só, ele não te conhecia</text:span></text:p>
            <text:p text:style-name="P4"><text:span text:style-name="T3">Ele nem imaginava que o senhor escolheria</text:span></text:p>
            <text:p text:style-name="P4"><text:span text:style-name="T3">Um homem limitado pelo tempo</text:span></text:p>
            <text:p text:style-name="P4"><text:span text:style-name="T3">Pela idade para ser abençoado sobre muitos exaltado 2x</text:span></text:p>
            <text:p text:style-name="P4"><text:span text:style-name="T3">(Deus chama, abençoa e depois multiplica 2x)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5" draw:layer="layout" svg:width="26.4cm" svg:height="19.363cm" svg:x="0.8cm" svg:y="0.837cm" presentation:class="subtitle" presentation:user-transformed="true">
          <draw:text-box>
            <text:p text:style-name="P4"><text:span text:style-name="T3"/></text:p>
            <text:p text:style-name="P4"><text:span text:style-name="T3">Abraão estava só, ele não te conhecia</text:span></text:p>
            <text:p text:style-name="P4"><text:span text:style-name="T3">Ele nem imaginava que o senhor escolheria</text:span></text:p>
            <text:p text:style-name="P4"><text:span text:style-name="T3">Um homem limitado pelo tempo</text:span></text:p>
            <text:p text:style-name="P4"><text:span text:style-name="T3">Pela idade para ser abençoado sobre muitos exaltado</text:span></text:p>
            <text:p text:style-name="P4"><text:span text:style-name="T3">(Deus chama, abençoa e depois multiplica 2x)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2" draw:layer="layout" svg:width="26.4cm" svg:height="19.363cm" svg:x="0.8cm" svg:y="0.837cm" presentation:class="subtitle" presentation:user-transformed="true">
          <draw:text-box>
            <text:p text:style-name="P4"><text:span text:style-name="T3">Eu vou parar de sofrer pelo que aconteceu</text:span></text:p>
            <text:p text:style-name="P4"><text:span text:style-name="T3">Vou adorar, vou adorar</text:span></text:p>
            <text:p text:style-name="P4"><text:span text:style-name="T3">Eu vou parar de chorar pelo que ainda vai chegar</text:span></text:p>
            <text:p text:style-name="P4"><text:span text:style-name="T3">Vou adorar, vou adora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3" draw:text-style-name="P7" draw:layer="layout" svg:width="27.2cm" svg:height="20.2cm" svg:x="0.4cm" svg:y="0.4cm" presentation:class="subtitle" presentation:user-transformed="true">
          <draw:text-box>
            <text:p text:style-name="P6"><text:span text:style-name="T4">O que de Deus é gerado nunca pode ser tocado</text:span></text:p>
            <text:p text:style-name="P6"><text:span text:style-name="T4">Pois conserva-se a si mesmo</text:span></text:p>
            <text:p text:style-name="P6"><text:span text:style-name="T4">E pelo mal é respeitado e esta é a vitória</text:span></text:p>
            <text:p text:style-name="P6"><text:span text:style-name="T4">Que vence o mundo, que vence o mundo</text:span></text:p>
            <text:p text:style-name="P6"><text:span text:style-name="T4">Que vence o mundo, a minha fé</text:span></text:p>
            <text:p text:style-name="P6"><text:span text:style-name="T4">Pois maior que testemunho dos homens da terra</text:span></text:p>
            <text:p text:style-name="P6"><text:span text:style-name="T4">É testemunho de Deus, é testemunho de Deus</text:span></text:p>
            <text:p text:style-name="P6"><text:span text:style-name="T4">É testemunho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4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3">(Deus chama, abençoa e depois multiplica 2x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6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Eu vou parar de sofrer pelo que aconteceu</text:span></text:p>
            <text:p text:style-name="P4"><text:span text:style-name="T3">Vou adorar, vou adorar</text:span></text:p>
            <text:p text:style-name="P4"><text:span text:style-name="T3">Eu vou parar de chorar pelo que ainda vai chegar</text:span></text:p>
            <text:p text:style-name="P4"><text:span text:style-name="T3">Vou adorar, vou adora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8:57:28.193000000</meta:creation-date>
    <dc:date>2017-02-15T19:21:00.705000000</dc:date>
    <meta:editing-duration>PT3M11S</meta:editing-duration>
    <meta:editing-cycles>1</meta:editing-cycles>
    <meta:document-statistic meta:object-count="42"/>
    <meta:generator>LibreOffice/5.2.0.4$Windows_x86 LibreOffice_project/066b007f5ebcc236395c7d282ba488bca6720265</meta:generator>
  </office:meta>
</office:document-meta>
</file>